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5b440f"/>
    </style:style>
    <style:style style:name="P3" style:family="paragraph" style:parent-style-name="Standard">
      <style:paragraph-properties fo:text-align="start" style:justify-single-word="false"/>
      <style:text-properties officeooo:rsid="0065362f" officeooo:paragraph-rsid="005b440f"/>
    </style:style>
    <style:style style:name="P4" style:family="paragraph" style:parent-style-name="Standard">
      <style:paragraph-properties fo:margin-top="0.101cm" fo:margin-bottom="0.101cm" style:contextual-spacing="false"/>
    </style:style>
    <style:style style:name="P5"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6" style:family="paragraph" style:parent-style-name="Standard">
      <style:paragraph-properties fo:margin-top="0.101cm" fo:margin-bottom="0.101cm" style:contextual-spacing="false" fo:text-align="center" style:justify-single-word="false"/>
      <style:text-properties officeooo:paragraph-rsid="000acb61"/>
    </style:style>
    <style:style style:name="P7" style:family="paragraph" style:parent-style-name="Standard">
      <style:paragraph-properties fo:margin-top="0.101cm" fo:margin-bottom="0.101cm" style:contextual-spacing="false"/>
      <style:text-properties officeooo:paragraph-rsid="00259b1a"/>
    </style:style>
    <style:style style:name="P8" style:family="paragraph" style:parent-style-name="body">
      <style:text-properties officeooo:paragraph-rsid="001090b9"/>
    </style:style>
    <style:style style:name="P9" style:family="paragraph" style:parent-style-name="paragraph01">
      <style:text-properties fo:font-style="italic" officeooo:rsid="005b440f" officeooo:paragraph-rsid="005b440f" style:font-style-asian="italic" style:font-style-complex="italic"/>
    </style:style>
    <style:style style:name="P10" style:family="paragraph" style:parent-style-name="Header">
      <style:paragraph-properties fo:text-align="center" style:justify-single-word="false"/>
    </style:style>
    <style:style style:name="P11" style:family="paragraph" style:parent-style-name="Standard" style:list-style-name="L1">
      <style:paragraph-properties fo:margin-top="0.101cm" fo:margin-bottom="0.101cm" style:contextual-spacing="false"/>
      <style:text-properties officeooo:paragraph-rsid="00259b1a"/>
    </style:style>
    <style:style style:name="P12" style:family="paragraph" style:parent-style-name="Standard" style:list-style-name="L1">
      <style:paragraph-properties fo:margin-top="0.101cm" fo:margin-bottom="0.101cm" style:contextual-spacing="false"/>
      <style:text-properties officeooo:rsid="000acb61" officeooo:paragraph-rsid="00259b1a"/>
    </style:style>
    <style:style style:name="P13" style:family="paragraph" style:parent-style-name="body" style:list-style-name="L2"/>
    <style:style style:name="P14" style:family="paragraph" style:parent-style-name="body" style:list-style-name="L2">
      <style:text-properties officeooo:paragraph-rsid="0053397c"/>
    </style:style>
    <style:style style:name="P15" style:family="paragraph" style:parent-style-name="body" style:list-style-name="L2">
      <style:text-properties officeooo:rsid="00259b1a" officeooo:paragraph-rsid="0053397c"/>
    </style:style>
    <style:style style:name="P16" style:family="paragraph" style:parent-style-name="body" style:list-style-name="L5"/>
    <style:style style:name="P17" style:family="paragraph" style:parent-style-name="body" style:list-style-name="L9">
      <style:text-properties officeooo:paragraph-rsid="001090b9"/>
    </style:style>
    <style:style style:name="P18" style:family="paragraph" style:parent-style-name="body" style:list-style-name="L9">
      <style:text-properties officeooo:paragraph-rsid="0014b991"/>
    </style:style>
    <style:style style:name="P19" style:family="paragraph" style:parent-style-name="body" style:list-style-name="L9">
      <style:text-properties style:text-line-through-style="solid" style:text-line-through-type="single" officeooo:rsid="0014b991" officeooo:paragraph-rsid="0014b991"/>
    </style:style>
    <style:style style:name="P20" style:family="paragraph" style:parent-style-name="body" style:list-style-name="L10"/>
    <style:style style:name="P21" style:family="paragraph" style:parent-style-name="body" style:list-style-name="L11"/>
    <style:style style:name="P22" style:family="paragraph" style:parent-style-name="body" style:list-style-name="L12"/>
    <style:style style:name="P23" style:family="paragraph" style:parent-style-name="numbering01">
      <style:text-properties officeooo:rsid="003cd1b2" officeooo:paragraph-rsid="003cd1b2"/>
    </style:style>
    <style:style style:name="P24" style:family="paragraph" style:parent-style-name="numbering01">
      <style:text-properties fo:font-style="italic" officeooo:rsid="005b440f" officeooo:paragraph-rsid="005b440f" style:font-style-asian="italic" style:font-style-complex="italic"/>
    </style:style>
    <style:style style:name="P25" style:family="paragraph" style:parent-style-name="numbering02">
      <style:text-properties officeooo:paragraph-rsid="003cd1b2"/>
    </style:style>
    <style:style style:name="P26" style:family="paragraph" style:parent-style-name="paragraph01" style:list-style-name="L3">
      <style:text-properties officeooo:rsid="003a19ce" officeooo:paragraph-rsid="003a19ce"/>
    </style:style>
    <style:style style:name="P27" style:family="paragraph" style:parent-style-name="paragraph01" style:list-style-name="L4">
      <style:text-properties officeooo:rsid="003ab291" officeooo:paragraph-rsid="003ab291"/>
    </style:style>
    <style:style style:name="P28" style:family="paragraph" style:parent-style-name="paragraph01" style:list-style-name="L6">
      <style:text-properties officeooo:paragraph-rsid="0023e19d"/>
    </style:style>
    <style:style style:name="P29" style:family="paragraph" style:parent-style-name="paragraph01" style:list-style-name="L7">
      <style:text-properties officeooo:paragraph-rsid="003cd1b2"/>
    </style:style>
    <style:style style:name="P30" style:family="paragraph" style:parent-style-name="paragraph01" style:list-style-name="L8">
      <style:text-properties officeooo:paragraph-rsid="0023e19d"/>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top="0.101cm" fo:margin-bottom="0.101cm"/>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fo:font-weight="bold" officeooo:rsid="003cd1b2" style:font-weight-asian="bold" style:font-weight-complex="bold"/>
    </style:style>
    <style:style style:name="T6" style:family="text">
      <style:text-properties officeooo:rsid="000e7687"/>
    </style:style>
    <style:style style:name="T7" style:family="text">
      <style:text-properties officeooo:rsid="000f1315"/>
    </style:style>
    <style:style style:name="T8" style:family="text">
      <style:text-properties officeooo:rsid="000ff09e"/>
    </style:style>
    <style:style style:name="T9" style:family="text">
      <style:text-properties officeooo:rsid="0013149d"/>
    </style:style>
    <style:style style:name="T10" style:family="text">
      <style:text-properties officeooo:rsid="001c2a73"/>
    </style:style>
    <style:style style:name="T11" style:family="text">
      <style:text-properties officeooo:rsid="00202bd3"/>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officeooo:rsid="002a9ac5"/>
    </style:style>
    <style:style style:name="T16" style:family="text">
      <style:text-properties officeooo:rsid="002e702c"/>
    </style:style>
    <style:style style:name="T17" style:family="text">
      <style:text-properties fo:font-size="12pt" officeooo:rsid="000a92de" style:font-size-asian="12pt"/>
    </style:style>
    <style:style style:name="T18" style:family="text">
      <style:text-properties fo:font-size="12pt" officeooo:rsid="002e702c" style:font-size-asian="12pt"/>
    </style:style>
    <style:style style:name="T19" style:family="text">
      <style:text-properties officeooo:rsid="003106bf"/>
    </style:style>
    <style:style style:name="T20" style:family="text">
      <style:text-properties officeooo:rsid="003369f1"/>
    </style:style>
    <style:style style:name="T21" style:family="text">
      <style:text-properties officeooo:rsid="0037fe8e"/>
    </style:style>
    <style:style style:name="T22" style:family="text">
      <style:text-properties officeooo:rsid="003a19ce"/>
    </style:style>
    <style:style style:name="T23" style:family="text">
      <style:text-properties officeooo:rsid="003cd1b2"/>
    </style:style>
    <style:style style:name="T24" style:family="text">
      <style:text-properties officeooo:rsid="00434c98"/>
    </style:style>
    <style:style style:name="T25" style:family="text">
      <style:text-properties officeooo:rsid="0046c624"/>
    </style:style>
    <style:style style:name="T26" style:family="text">
      <style:text-properties officeooo:rsid="004883dd"/>
    </style:style>
    <style:style style:name="T27" style:family="text">
      <style:text-properties officeooo:rsid="0049330a"/>
    </style:style>
    <style:style style:name="T28" style:family="text">
      <style:text-properties fo:background-color="#ffff00" loext:char-shading-value="0"/>
    </style:style>
    <style:style style:name="T29" style:family="text">
      <style:text-properties officeooo:rsid="004a6a97" fo:background-color="#ffff00" loext:char-shading-value="0"/>
    </style:style>
    <style:style style:name="T30" style:family="text">
      <style:text-properties officeooo:rsid="00359d0b" fo:background-color="#ffff00" loext:char-shading-value="0"/>
    </style:style>
    <style:style style:name="T31" style:family="text">
      <style:text-properties officeooo:rsid="003f9206" fo:background-color="#ffff00" loext:char-shading-value="0"/>
    </style:style>
    <style:style style:name="T32" style:family="text">
      <style:text-properties officeooo:rsid="00577c00" fo:background-color="#ffff00" loext:char-shading-value="0"/>
    </style:style>
    <style:style style:name="T33" style:family="text">
      <style:text-properties officeooo:rsid="004ac1aa"/>
    </style:style>
    <style:style style:name="T34" style:family="text">
      <style:text-properties officeooo:rsid="004c929c"/>
    </style:style>
    <style:style style:name="T35" style:family="text">
      <style:text-properties officeooo:rsid="004fc48e"/>
    </style:style>
    <style:style style:name="T36" style:family="text">
      <style:text-properties fo:language="en" fo:country="US" officeooo:rsid="0052b242"/>
    </style:style>
    <style:style style:name="T37" style:family="text">
      <style:text-properties fo:language="en" fo:country="US" officeooo:rsid="00550e97"/>
    </style:style>
    <style:style style:name="T38" style:family="text">
      <style:text-properties officeooo:rsid="00577c00"/>
    </style:style>
    <style:style style:name="T39" style:family="text">
      <style:text-properties officeooo:rsid="0058f8c4"/>
    </style:style>
    <style:style style:name="T40" style:family="text">
      <style:text-properties fo:background-color="transparent" loext:char-shading-value="0"/>
    </style:style>
    <style:style style:name="T41" style:family="text">
      <style:text-properties officeooo:rsid="003f9206" fo:background-color="transparent" loext:char-shading-value="0"/>
    </style:style>
    <style:style style:name="T42" style:family="text">
      <style:text-properties officeooo:rsid="003f9206" fo:background-color="transparent" loext:char-shading-value="0"/>
    </style:style>
    <style:style style:name="T43" style:family="text">
      <style:text-properties officeooo:rsid="004a6a97" fo:background-color="transparent" loext:char-shading-value="0"/>
    </style:style>
    <style:style style:name="T44" style:family="text">
      <style:text-properties officeooo:rsid="004a6a97" fo:background-color="transparent" loext:char-shading-value="0"/>
    </style:style>
    <style:style style:name="T45" style:family="text">
      <style:text-properties officeooo:rsid="00359d0b" fo:background-color="transparent" loext:char-shading-value="0"/>
    </style:style>
    <style:style style:name="T46" style:family="text">
      <style:text-properties officeooo:rsid="00359d0b" fo:background-color="transparent" loext:char-shading-value="0"/>
    </style:style>
    <style:style style:name="T47" style:family="text">
      <style:text-properties officeooo:rsid="00577c00" fo:background-color="transparent" loext:char-shading-value="0"/>
    </style:style>
    <style:style style:name="T48" style:family="text">
      <style:text-properties officeooo:rsid="00577c00" fo:background-color="transparent" loext:char-shading-value="0"/>
    </style:style>
    <style:style style:name="T49" style:family="text">
      <style:text-properties fo:background-color="transparent" loext:char-shading-value="0"/>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list xml:id="list1247401858" text:style-name="Numbering_20_123">
        <text:list-item>
          <text:p text:style-name="numbering01">Název <text:span text:style-name="T13">spolku</text:span> je: ”<text:span text:style-name="T1">Krčín z.s.</text:span><text:span text:style-name="T1"><office:annotation><dc:creator>Jiri Liska</dc:creator><dc:date>2020-10-13T13:20:27.735000000</dc:date><text:p text:style-name="P31"><text:span text:style-name="T50">Zdeněk souhlasí 05/10/2020 (alternativní návrh Krčínovci. Novohradské podhradí. Pospolitost Krčín</text:span></text:p></office:annotation></text:span>” (dále jen ”<text:span text:style-name="T13">spolek</text:span>”); </text:p>
        </text:list-item>
        <text:list-item>
          <text:p text:style-name="numbering01">Sídlem spolk<text:span text:style-name="T14">u</text:span> je <text:span text:style-name="T15">Vodárenská 1097, 379 01 <text:s/>Třeboň II</text:span></text:p>
        </text:list-item>
        <text:list-item>
          <text:p text:style-name="numbering01">Spolek působí na celém území České republiky, spolek se nečlení na organizační jednotky<text:span text:style-name="T7"> -</text:span> cel<text:span text:style-name="T14">ý</text:span> spolek je místně příslušnou organizační jednotkou<text:span text:style-name="T1">.</text:span></text:p>
        </text:list-item>
        <text:list-item>
          <text:p text:style-name="numbering01">Charakter spolku<text:span text:style-name="T16"> -</text:span> <text:span text:style-name="T16">spolek je dobrovolnou organizací , v níž se sdružují zastánci ochrany přírody, krajiny a původního krajinného rázu. Spolek je apolitický. </text:span><text:span text:style-name="T17">Právní poměry spolku upravuje Občanský zákoník a tyto</text:span><text:span text:style-name="T18"> </text:span>stanovy.<office:annotation><dc:creator>Jiri Liska</dc:creator><dc:date>2020-10-06T09:22:21.942000000</dc:date><text:p text:style-name="P31"><text:span text:style-name="T50">upravil Jirka 06/10/20</text:span></text:p></office:annotation></text:p>
        </text:list-item>
      </text:list>
      <text:p text:style-name="P4"/>
      <text:p text:style-name="clanek">čl. II<text:line-break/>Cíle činnosti</text:p>
      <text:p text:style-name="P5"/>
      <text:p text:style-name="P7">Cíle spolku jsou: </text:p>
      <text:list xml:id="list297217729" text:style-name="L1">
        <text:list-item>
          <text:p text:style-name="P11">ochrana přírody a krajiny, což je hlavním posláním spolku</text:p>
        </text:list-item>
        <text:list-item>
          <text:p text:style-name="P11">ochrana životního<office:annotation><dc:creator>Unknown Author</dc:creator><dc:date>2020-10-01T20:27:11.023162773</dc:date><text:p><text:span text:style-name="T50">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50"><text:s/></text:span><text:span text:style-name="T50">Budete-li chtít, aby se sdružení mohlo účastnit správních řízení, musí mít v části stanov definujících jeho cíle </text:span><text:span text:style-name="T50"><text:line-break/></text:span><text:span text:style-name="T50">— jako hlavní poslání ochranu přírody a krajiny — pro správní řízení, jež se mohou dotýkat ochrany přírody a krajiny (viz § 70 zákona č. 114/1992 Sb. o ochraně přírody a krajiny).</text:span><text:span text:style-name="T50"><text:line-break/></text:span><text:span text:style-name="T50">—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1">ochrana památek, kulturních hodnot a krajinného rázu urbanizované i neurbanizované krajiny;</text:p>
        </text:list-item>
        <text:list-item>
          <text:p text:style-name="P12">budování <text:span text:style-name="T15">a udržování </text:span>přírodě blízkých krajinných prvků - například vodních nádrží, pastvin, sadů</text:p>
        </text:list-item>
        <text:list-item>
          <text:p text:style-name="P12">pořádání kulturních<text:span text:style-name="T15"> a společenských</text:span><text:span text:style-name="T15"><office:annotation><dc:creator>Jirka Liska</dc:creator><dc:date>2020-10-05T20:10:51.540747568</dc:date><meta:creator-initials>JL</meta:creator-initials><text:p text:style-name="P31"><text:span text:style-name="T50">Společenských po konzultaci se Zdeňkem 05/10/2020</text:span></text:p></office:annotation></text:span> akcí</text:p>
          <text:p text:style-name="P11"><text:line-break/></text:p>
        </text:list-item>
      </text:list>
      <text:p text:style-name="clanek">čl. III <text:line-break/>Náplň a <text:span text:style-name="T37">f</text:span>ormy činnosti</text:p>
      <text:p text:style-name="P6"/>
      <text:list xml:id="list143729971621553" text:continue-list="list1247401858" text:style-name="Numbering_20_123">
        <text:list-item text:start-value="1">
          <text:p text:style-name="numbering01_5f_2">Náplň činnosti musí odpovídat cílům spolku.</text:p>
        </text:list-item>
        <text:list-item>
          <text:p text:style-name="numbering01_5f_2">Hlavním formou dosahování cílů spolku je <text:span text:style-name="T19">vykonávání</text:span> obecně prospěšných činností v oblastech ochrany životního prostředí<text:span text:style-name="T11"> a tvorby krajiny</text:span> , zejména:<office:annotation><dc:creator>Jiri Liska</dc:creator><dc:date>2020-10-01T16:26:13.797000000</dc:date><text:p text:style-name="P32"><text:span text:style-name="T50">(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2"><text:span text:style-name="T50"/></text:p><text:p text:style-name="P31"><text:span text:style-name="T50">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item>
      </text:list>
      <text:list xml:id="list1436762285" text:style-name="L2">
        <text:list-item>
          <text:list>
            <text:list-item>
              <text:p text:style-name="P13">praktická činnost členů<office:annotation><dc:creator>Jiri Liska</dc:creator><dc:date>2020-10-13T12:46:19.259000000</dc:date><text:p text:style-name="P31"><text:span text:style-name="T50">trochu zjednodušeno</text:span></text:p></office:annotation><text:span text:style-name="T35"> v souladu s cíli spolku.</text:span> </text:p>
            </text:list-item>
            <text:list-item>
              <text:p text:style-name="P13">kooperace s jinými sdruženími majícími za svůj hlavní cíl<text:span text:style-name="T6"> organizování společenských a kulturních akcí.</text:span></text:p>
            </text:list-item>
            <text:list-item>
              <text:p text:style-name="P13">účast při jednáních a řízeních s volenými i správními orgány;</text:p>
            </text:list-item>
            <text:list-item>
              <text:p text:style-name="P14"><text:soft-page-break/>osvětová činnost.</text:p>
            </text:list-item>
            <text:list-item>
              <text:p text:style-name="P15">správa movitého a nemovitého majetku ve vlastnictví spolku</text:p>
            </text:list-item>
          </text:list>
        </text:list-item>
      </text:list>
      <text:list xml:id="list143729988480319" text:continue-list="list143729971621553" text:style-name="Numbering_20_123">
        <text:list-item>
          <text:p text:style-name="numbering01_5f_2">Další formy a konkretizaci činnosti stanoví členská schůze.</text:p>
        </text:list-item>
      </text:list>
      <text:p text:style-name="clanek">čl. IV<text:line-break/>Členství ve spolku</text:p>
      <text:list xml:id="list143729783115929" text:continue-list="list143729988480319" text:style-name="Numbering_20_123">
        <text:list-item text:start-value="1">
          <text:p text:style-name="numbering01">Členem spolku může být jen fyzická osoba starší 18<text:span text:style-name="T7">ti</text:span><text:span text:style-name="T7"><office:annotation><dc:creator>Jirka Liska</dc:creator><dc:date>2020-10-05T20:13:37.021027124</dc:date><meta:creator-initials>JL</meta:creator-initials><text:p text:style-name="P31"><text:span text:style-name="T50">Jirka souhlasí 05/10/2020</text:span></text:p><text:p text:style-name="P31"><text:span text:style-name="T50">Zdeněk souhlasí 05/10/2020</text:span></text:p></office:annotation></text:span> let</text:p>
        </text:list-item>
        <text:list-item>
          <text:p text:style-name="numbering01"><text:s/><text:span text:style-name="T22">Členství ve spolku je dvojí:</text:span><text:span text:style-name="T22"><office:annotation><dc:creator>Jiri Liska</dc:creator><dc:date>2020-10-13T12:48:09.081000000</dc:date><text:p text:style-name="P31"><text:span text:style-name="T50">dvojí členství, členství a následující odstavce jsou kompletně překopány</text:span></text:p></office:annotation></text:span></text:p>
        </text:list-item>
      </text:list>
      <text:list xml:id="list1437796543" text:style-name="L3">
        <text:list-header>
          <text:p text:style-name="P26"><text:tab/>- základní</text:p>
          <text:p text:style-name="P26"><text:tab/>- výkonné</text:p>
        </text:list-header>
      </text:list>
      <text:list xml:id="list143731170223465" text:continue-list="list143729783115929" text:style-name="Numbering_20_123">
        <text:list-item>
          <text:p text:style-name="numbering01">Vznik členství:</text:p>
        </text:list-item>
      </text:list>
      <text:list xml:id="list1047067737" text:style-name="L4">
        <text:list-item>
          <text:p text:style-name="P27">Člena se základním členstvím na základě písemné přihlášky přijímá libovolný člen výboru spolku.</text:p>
        </text:list-item>
        <text:list-item>
          <text:p text:style-name="P27">Člena se členstvím výkonným přijímá na základě písemné přihlášky členská schůze souhlasem nejméně 3/4 přítomných členů s výkonným členstvím.<text:tab/></text:p>
        </text:list-item>
      </text:list>
      <text:list xml:id="list143729110841356" text:continue-list="list143731170223465" text:style-name="Numbering_20_123">
        <text:list-item>
          <text:p text:style-name="numbering01"><text:s/>Členství zaniká </text:p>
        </text:list-item>
      </text:list>
      <text:list xml:id="list1281970536" text:style-name="L5">
        <text:list-item>
          <text:list>
            <text:list-item>
              <text:p text:style-name="P16">doručením písemného oznámení člena o vystoupení výboru spolku;</text:p>
            </text:list-item>
            <text:list-item>
              <text:p text:style-name="P16">rozhodnutím<text:span text:style-name="T24"> </text:span>členské schůze o vyloučení<text:span text:style-name="T24"> - pro vyloučení člena se členstvím výkonným musí hlasovat 3/4 přítomných oprávněných členů. O vyloučení člena se členstvím základním rozhoduje členská schůze prostou většinou hlasů.</text:span></text:p>
            </text:list-item>
            <text:list-item>
              <text:p text:style-name="P16">nezaplacením členských příspěvků ve dvou po sobě následujících letech;</text:p>
            </text:list-item>
            <text:list-item>
              <text:p text:style-name="P16">úmrtí<text:span text:style-name="T8">m</text:span> člena spolku </text:p>
            </text:list-item>
            <text:list-item>
              <text:p text:style-name="P16">zánikem spolku </text:p>
            </text:list-item>
          </text:list>
        </text:list-item>
      </text:list>
      <text:list xml:id="list143729275832732" text:continue-list="list143729110841356" text:style-name="Numbering_20_123">
        <text:list-item>
          <text:p text:style-name="P23">Práva členů</text:p>
        </text:list-item>
      </text:list>
      <text:list xml:id="list2925846966" text:style-name="Numbering_20_ABC">
        <text:list-item>
          <text:list>
            <text:list-item>
              <text:h text:style-name="numbering02" text:outline-level="2">člen se členstvím <text:span text:style-name="T2">základním</text:span> má právo:</text:h>
            </text:list-item>
          </text:list>
        </text:list-item>
      </text:list>
      <text:list xml:id="list2406794096" text:style-name="L6">
        <text:list-item>
          <text:list>
            <text:list-item>
              <text:list>
                <text:list-item>
                  <text:list>
                    <text:list-item>
                      <text:p text:style-name="P28">účastnit se <text:span text:style-name="T23">akcí pořádaných spolkem</text:span> a být o této činnosti informován</text:p>
                    </text:list-item>
                    <text:list-item>
                      <text:p text:style-name="P28">předkládat návrhy, podněty a připomínky k činnosti spolku</text:p>
                    </text:list-item>
                  </text:list>
                </text:list-item>
              </text:list>
            </text:list-item>
          </text:list>
        </text:list-item>
      </text:list>
      <text:list xml:id="list143729609037458" text:continue-list="list2925846966" text:style-name="Numbering_20_ABC">
        <text:list-item>
          <text:list>
            <text:list-item>
              <text:h text:style-name="P25" text:outline-level="2"><text:span text:style-name="T23">člen se členstvím </text:span><text:span text:style-name="T5">výkonným</text:span><text:span text:style-name="T23"> má kromě práv člena se členstvím základním navíc následující práva:</text:span></text:h>
            </text:list-item>
          </text:list>
        </text:list-item>
      </text:list>
      <text:list xml:id="list3445494928" text:style-name="L7">
        <text:list-item>
          <text:list>
            <text:list-item>
              <text:list>
                <text:list-item>
                  <text:list>
                    <text:list-item>
                      <text:p text:style-name="P29">účastnit se členské schůze, volit orgány spolku a být do nich volen</text:p>
                    </text:list-item>
                    <text:list-item>
                      <text:p text:style-name="P29">podílet se na stanovování cílů a forem činnosti spolku<text:line-break/></text:p>
                    </text:list-item>
                  </text:list>
                </text:list-item>
              </text:list>
            </text:list-item>
          </text:list>
        </text:list-item>
      </text:list>
      <text:list xml:id="list143729907829591" text:continue-list="list143729275832732" text:style-name="Numbering_20_123">
        <text:list-item>
          <text:p text:style-name="numbering01_5f_2">Člen má povinnost</text:p>
        </text:list-item>
      </text:list>
      <text:list xml:id="list2340700641" text:style-name="L8">
        <text:list-item>
          <text:list>
            <text:list-item>
              <text:p text:style-name="P30"><text:soft-page-break/>dodržovat tyto stanovy, a jednat v souladu s cíl<text:span text:style-name="T36">i</text:span> spolku</text:p>
            </text:list-item>
            <text:list-item>
              <text:p text:style-name="P30">platit členské příspěvky</text:p>
            </text:list-item>
          </text:list>
        </text:list-item>
      </text:list>
      <text:list xml:id="list143729828256877" text:continue-list="list143729907829591" text:style-name="Numbering_20_123">
        <text:list-item>
          <text:p text:style-name="numbering01">Členské příspěvky <text:span text:style-name="T25">stanovuje členská schůze. Výše příspěvků pro členy se členstvím základním se může lišit od výše pro členy se členstvím výkonným.</text:span></text:p>
        </text:list-item>
      </text:list>
      <text:p text:style-name="clanek">čl. V<text:line-break/>Orgány spolku</text:p>
      <text:p text:style-name="P8">Orgány spolku jsou:</text:p>
      <text:list xml:id="list2361466275" text:style-name="L9">
        <text:list-item>
          <text:p text:style-name="P17">členská schůze</text:p>
        </text:list-item>
        <text:list-item>
          <text:p text:style-name="P18">výbor a předseda spolku<office:annotation><dc:creator>Unknown Author</dc:creator><dc:date>2020-10-01T19:55:34.821829596</dc:date><text:p text:style-name="P31"><text:span text:style-name="T50">Statutární orgán předseda. Zastupuje společnost samostatně. Alespoň do začátku to tak necháme. </text:span></text:p><text:p text:style-name="P31"><text:span text:style-name="T50">Jirka souhlasí 05/10/2020</text:span></text:p><text:p text:style-name="P31"><text:span text:style-name="T50">Zdeněk souhlasí 05/10/2020</text:span></text:p></office:annotation></text:p>
          <text:p text:style-name="P19"/>
        </text:list-item>
      </text:list>
      <text:p text:style-name="clanek">čl. VI<text:line-break/>Členská schůze</text:p>
      <text:list xml:id="list143731031888750" text:continue-list="list143729828256877" text:style-name="Numbering_20_123">
        <text:list-item text:start-value="1">
          <text:p text:style-name="numbering01_5f_2">Členská schůze je nejvyšším orgánem spolku; schází se nejméně jednou ročně;</text:p>
        </text:list-item>
        <text:list-item>
          <text:p text:style-name="numbering01_5f_2">Členskou schůzi svolává <text:span text:style-name="T26">předseda nebo </text:span>výbor spolku. Členská schůze je usnášeníschopná, je-li přítomna alespoň polovina <text:span text:style-name="T38">oprávněných </text:span>členů spolku; nesejde-li se usnášeníschopná členská schůze, svolá výbor spolku nejpozději do jednoho měsíce (ale ne dříve než za <text:span text:style-name="T34">5</text:span> dnů) náhradní členskou schůzi, tato je usnášeníschopná bez ohledu na počet přítomných <text:span text:style-name="T39">oprávněných </text:span>členů. Členská schůze přijímá rozhodnutí hlasováním; pro přijetí rozhodnutí je potřeba souhlas nadpoloviční většiny přítomných<text:span text:style-name="T39"> oprávněných</text:span> členů, pokud tyto stanovy neurčí jinak.</text:p>
        </text:list-item>
        <text:list-item>
          <text:p text:style-name="numbering01_5f_2">Členskou schůzi svolá výbor spolku také požá<text:span text:style-name="T9">dají-li o to alespoň 3 </text:span><text:s/>člen<text:span text:style-name="T9">ové</text:span> spolku<text:span text:style-name="T27"> se členstvím výkonným</text:span> a to ve lhůtě do jednoho měsíce, není-li v žádosti uvedena lhůta pozdější.</text:p>
        </text:list-item>
        <text:list-item>
          <text:p text:style-name="numbering01_5f_2">Členská schůze</text:p>
        </text:list-item>
      </text:list>
      <text:list xml:id="list1526858503" text:style-name="L10">
        <text:list-item>
          <text:list>
            <text:list-item>
              <text:p text:style-name="P20">schvaluje stanovy spolku a jejich změny, rozhoduje o zániku spolku; pro přijetí těchto rozhodnutí je potřeba <text:span text:style-name="T44">3/4</text:span><text:span text:style-name="T49"> </text:span><text:span text:style-name="T46">přítomných</text:span><text:span text:style-name="T49"> </text:span><text:span text:style-name="T48">oprávněných členů</text:span></text:p>
            </text:list-item>
            <text:list-item>
              <text:p text:style-name="P20">volí výbor spolku<text:span text:style-name="T38">, odvolává výbor spolku, případně jeho jednotlivé členy</text:span></text:p>
            </text:list-item>
            <text:list-item>
              <text:p text:style-name="P20">schvaluje rozpočet, zprávu o činnosti, zprávu o hospodaření za minulé období</text:p>
            </text:list-item>
          </text:list>
        </text:list-item>
      </text:list>
      <text:list xml:id="list3411358761" text:style-name="L11">
        <text:list-item>
          <text:list>
            <text:list-item>
              <text:p text:style-name="P21">přijímá nové členy a rozhoduje o vyloučení člena</text:p>
            </text:list-item>
            <text:list-item>
              <text:p text:style-name="P21">určuje formy a konkretizaci činnosti pro další období</text:p>
            </text:list-item>
            <text:list-item>
              <text:p text:style-name="P21">stanovuje výši členských příspěvků</text:p>
            </text:list-item>
          </text:list>
          <text:p text:style-name="P21"/>
        </text:list-item>
      </text:list>
      <text:p text:style-name="clanek">čl. VII<text:line-break/>Výbor a předseda spolku, jednání jménem spolku</text:p>
      <text:list xml:id="list143731178657344" text:continue-list="list143731031888750" text:style-name="Numbering_20_123">
        <text:list-item text:start-value="1">
          <text:p text:style-name="numbering01_5f_2"><text:soft-page-break/>Výbor spolku je <text:span text:style-name="T21">minimálně </text:span><text:span text:style-name="T21"><office:annotation><dc:creator>Jiri Liska</dc:creator><dc:date>2020-10-06T13:14:30.949000000</dc:date><text:p text:style-name="P31"><text:span text:style-name="T50">minimálně přidal Jirka </text:span></text:p></office:annotation></text:span>tříčlenný, jeho funkčním obdobím je <text:span text:style-name="T42">pět let</text:span><text:span text:style-name="T42"><office:annotation><dc:creator>Jiri Liska</dc:creator><dc:date>2020-10-13T12:42:39.018000000</dc:date><text:p text:style-name="P31"><text:span text:style-name="T50">funkční období výboru pět let - zjednoduší nám to činnost, členskou schůzi si svoláme jak budeme potřebovat, nebude na to spěch</text:span></text:p></office:annotation></text:span>. Ze svého středu volí předsedu spolku (ten může být volen i přímo členskou schůzí). Činnost výboru spolku řídí předseda spolku, jeho hlas rozhoduje v případě rovnosti hlasů.<text:span text:style-name="T12"> Výbor je oprávněn hlasovat i formou "per rollam". </text:span></text:p>
        </text:list-item>
        <text:list-item>
          <text:p text:style-name="numbering01_5f_2">Výbor spolku řídí spolek v období mezi členskými schůzemi. Schůze výboru spolku je volně přístupná členům spolku. Výbor spolku</text:p>
        </text:list-item>
      </text:list>
      <text:list xml:id="list2895602601" text:style-name="L12">
        <text:list-item>
          <text:list>
            <text:list-item>
              <text:list>
                <text:list-item>
                  <text:p text:style-name="P22">na nejbližší schůzi projedná věc, požádá-li o to člen spolku</text:p>
                </text:list-item>
                <text:list-item>
                  <text:p text:style-name="P22">připravuje zprávu o činnosti za minulé období, návrh rozpočtu na další období, případné změny stanov, návrh cílů další činnosti</text:p>
                </text:list-item>
              </text:list>
            </text:list-item>
          </text:list>
        </text:list-item>
      </text:list>
      <text:list xml:id="list143730555868512" text:continue-list="list143731178657344" text:style-name="Numbering_20_123">
        <text:list-item>
          <text:p text:style-name="numbering01_5f_2">Předseda spolku je statutárním orgánem spolku<text:span text:style-name="T33">, jedná za spolek samostatně. J</text:span>ménem spolku dále jednají výborem písemně pověření členové spolku. Tyto osoby jednají jménem spolku samostatně.<office:annotation><dc:creator>Unknown Author</dc:creator><dc:date>2020-10-01T20:15:53.935903390</dc:date><text:p><text:span text:style-name="T50"><text:s/></text:span><text:span text:style-name="T50">(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list-item>
      </text:list>
      <text:p text:style-name="clanek"/>
      <text:p text:style-name="clanek"><text:line-break/>čl. <text:span text:style-name="T4">VIII</text:span><text:line-break/>Zásady hospodaření</text:p>
      <text:list xml:id="list143729771003958" text:continue-list="list143730555868512" text:style-name="Numbering_20_123">
        <text:list-item text:start-value="1">
          <text:p text:style-name="numbering01_5f_2">Spolek je neziskovou organizací. Případné příjmy budou tvořit dary, dotace a granty a budou používány na činnost spolku. Dalšími příjmy mohou být příjmy z činnosti, která je v souladu s cíli spolku<text:span text:style-name="T10">. </text:span>Spolek může uzavřít smlouvu o spolupráci s právnickou osobou pro finanční zajištění svých aktivit.</text:p>
        </text:list-item>
        <text:list-item>
          <text:p text:style-name="numbering01_5f_2">Výdaje spolku jsou zaměřeny na uskutečňování cílů spolku v souladu s formami činností podle těchto stanov a rozpočtem spolku.</text:p>
        </text:list-item>
      </text:list>
      <text:p text:style-name="clanek">čl. <text:span text:style-name="T4">IX</text:span><text:line-break/>Okolnosti zániku spolku</text:p>
      <text:p text:style-name="paragraph01">V případě zániku <text:span text:style-name="T20">rozhodne členská schůze o vypořádání majetku</text:span>.</text:p>
      <text:p text:style-name="paragraph01"><text:line-break/><text:line-break/></text:p>
      <text:p text:style-name="P9">Stanovy odsouhlasili dne <text:s text:c="2"/>.............................</text:p>
      <text:p text:style-name="P9"/>
      <text:p text:style-name="P2"/>
      <text:p text:style-name="P3">................................ <text:s text:c="15"/>................................<text:tab/><text:tab/><text:tab/>................................</text:p>
      <text:p text:style-name="P3"/>
      <text:p text:style-name="P3">Martin Holub<text:tab/><text:tab/><text:tab/>Ing. et Bc. Jiří Liška<text:tab/><text:tab/><text:tab/>Ing. et Mgr. Zdeněk Tesař</text:p>
      <text:list xml:id="list143729724683109" text:continue-numbering="true" text:style-name="Numbering_20_123">
        <text:list-header>
          <text:p text:style-name="P24"/>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numbering01" style:family="paragraph" style:parent-style-name="paragraph01" style:list-style-name="Numbering_20_123"/>
    <style:style style:name="numering02" style:family="paragraph" style:parent-style-name="numbering01" style:list-style-name="Numbering_20_ABC">
      <style:text-properties officeooo:rsid="003cd1b2"/>
    </style:style>
    <style:style style:name="numbering02" style:family="paragraph" style:parent-style-name="Standard" style:default-outline-level="2" style:list-style-name="Numbering_20_ABC" style:master-page-name="">
      <style:paragraph-properties style:page-number="auto"/>
    </style:style>
    <style:style style:name="numbering01_5f_2" style:display-name="numbering01_2" style:family="paragraph" style:parent-style-name="numbering01">
      <style:paragraph-properties text:number-lines="true" text:line-number="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15T14:37:28.863000000</dc:date>
    <meta:editing-duration>PT4H8M22S</meta:editing-duration>
    <meta:editing-cycles>74</meta:editing-cycles>
    <meta:generator>LibreOffice/7.0.1.2$Windows_X86_64 LibreOffice_project/7cbcfc562f6eb6708b5ff7d7397325de9e764452</meta:generator>
    <dc:creator>Jiri Liska</dc:creator>
    <meta:document-statistic meta:table-count="0" meta:image-count="0" meta:object-count="0" meta:page-count="4" meta:paragraph-count="81" meta:word-count="908" meta:character-count="5923" meta:non-whitespace-character-count="5108"/>
  </office:meta>
</office:document-meta>
</file>